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9.025cm"/>
    </style:style>
    <style:style style:name="gr2" style:family="graphic" style:parent-style-name="standard">
      <style:graphic-properties draw:textarea-horizontal-align="justify" draw:textarea-vertical-align="middle" draw:auto-grow-height="false" fo:min-height="3.36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1.3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9cm" fo:min-width="1.4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5cm" fo:min-width="0.735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textarea-horizontal-align="justify" draw:textarea-vertical-align="middle" draw:auto-grow-height="false" fo:min-height="2.43cm" fo:min-width="6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85cm" fo:min-width="0.77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textarea-horizontal-align="justify" draw:textarea-vertical-align="middle" draw:auto-grow-height="false" fo:min-height="3.96cm" fo:min-width="6.485cm"/>
    </style:style>
    <style:style style:name="gr21" style:family="graphic" style:parent-style-name="standard">
      <style:graphic-properties draw:textarea-horizontal-align="justify" draw:textarea-vertical-align="middle" draw:auto-grow-height="false" fo:min-height="3.56cm" fo:min-width="8.39cm"/>
    </style:style>
    <style:style style:name="gr22" style:family="graphic" style:parent-style-name="standard">
      <style:graphic-properties draw:textarea-horizontal-align="justify" draw:textarea-vertical-align="middle" draw:auto-grow-height="false" fo:min-height="2.93cm" fo:min-width="6.485cm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4" style:family="graphic" style:parent-style-name="standard">
      <style:graphic-properties draw:textarea-horizontal-align="justify" draw:textarea-vertical-align="middle" draw:auto-grow-height="false" fo:min-height="3.24cm" fo:min-width="6.485cm"/>
    </style:style>
    <style:style style:name="gr25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3.845cm"/>
    </style:style>
    <style:style style:name="gr28" style:family="graphic" style:parent-style-name="standard">
      <style:graphic-properties draw:textarea-horizontal-align="justify" draw:textarea-vertical-align="middle" draw:auto-grow-height="false" fo:min-height="1.665cm" fo:min-width="4.145cm"/>
    </style:style>
    <style:style style:name="gr29" style:family="graphic" style:parent-style-name="standard">
      <style:graphic-properties draw:textarea-horizontal-align="justify" draw:textarea-vertical-align="middle" draw:auto-grow-height="false" fo:min-height="1.645cm" fo:min-width="6.4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485cm" fo:min-width="1.545cm"/>
    </style:style>
    <style:style style:name="gr33" style:family="graphic" style:parent-style-name="standard">
      <style:graphic-properties draw:textarea-horizontal-align="justify" draw:textarea-vertical-align="middle" draw:auto-grow-height="false" fo:min-height="0.385cm" fo:min-width="2.34cm"/>
    </style:style>
    <style:style style:name="gr34" style:family="graphic" style:parent-style-name="standard">
      <style:graphic-properties draw:textarea-horizontal-align="justify" draw:textarea-vertical-align="middle" draw:auto-grow-height="false" fo:min-height="0.385cm" fo:min-width="0.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385cm" fo:min-width="2.41cm"/>
    </style:style>
    <style:style style:name="gr37" style:family="graphic" style:parent-style-name="standard">
      <style:graphic-properties draw:textarea-horizontal-align="justify" draw:textarea-vertical-align="middle" draw:auto-grow-height="false" fo:min-height="4.195cm" fo:min-width="4.58cm"/>
    </style:style>
    <style:style style:name="gr38" style:family="graphic" style:parent-style-name="standard">
      <style:graphic-properties draw:textarea-horizontal-align="justify" draw:textarea-vertical-align="middle" draw:auto-grow-height="false" fo:min-height="1.12cm" fo:min-width="7.42cm"/>
    </style:style>
    <style:style style:name="gr39" style:family="graphic" style:parent-style-name="standard">
      <style:graphic-properties draw:textarea-horizontal-align="justify" draw:textarea-vertical-align="middle" draw:auto-grow-height="false" fo:min-height="1.02cm" fo:min-width="2.675cm"/>
    </style:style>
    <style:style style:name="gr40" style:family="graphic" style:parent-style-name="standard">
      <style:graphic-properties draw:textarea-horizontal-align="justify" draw:textarea-vertical-align="middle" draw:auto-grow-height="false" fo:min-height="1.02cm" fo:min-width="7.755cm"/>
    </style:style>
    <style:style style:name="gr4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2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43" style:family="graphic" style:parent-style-name="standard">
      <style:graphic-properties draw:textarea-horizontal-align="justify" draw:textarea-vertical-align="middle" draw:auto-grow-height="false" fo:min-height="0.385cm" fo:min-width="2.24cm"/>
    </style:style>
    <style:style style:name="pr1" style:family="presentation" style:parent-style-name="Default-subtitle">
      <style:graphic-properties draw:fill-color="#ffffff" fo:min-height="13.87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2 </text:span><text:span text:style-name="T2">+ </text:span><text:span text:style-name="T2">1</text:span><text:span text:style-name="T2">, </text:span><text:span text:style-name="T2">b </text:span><text:span text:style-name="T2">= </text:span><text:span text:style-name="T2">1</text:span><text:span text:style-name="T2">;</text:span></text:p>
            <text:p text:style-name="P2"><text:span text:style-name="T2"/></text:p>
            <text:p text:style-name="P2"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text:s/></text:span><text:span text:style-name="T2">{</text:span></text:p>
            <text:p text:style-name="P2"><text:span text:style-name="T2"><text:tab/></text:span><text:span text:style-name="T2">b </text:span><text:span text:style-name="T2">:</text:span><text:span text:style-name="T2">= </text:span><text:span text:style-name="T2">a </text:span><text:span text:style-name="T2">+ </text:span><text:span text:style-name="T2">c</text:span><text:span text:style-name="T2">;</text:span></text:p>
            <text:p text:style-name="P2"><text:span text:style-name="T2">}</text:span></text:p>
            <text:p text:style-name="P2"><text:span text:style-name="T1">s</text:span><text:span text:style-name="T1">u</text:span><text:span text:style-name="T1">b</text:span><text:span text:style-name="T2"> </text:span><text:span text:style-name="T2">k </text:span><text:span text:style-name="T2">(</text:span><text:span text:style-name="T1">i</text:span><text:span text:style-name="T1">n</text:span><text:span text:style-name="T1">t</text:span><text:span text:style-name="T2"> </text:span><text:span text:style-name="T2">b</text:span><text:span text:style-name="T2">, </text:span><text:span text:style-name="T1">s</text:span><text:span text:style-name="T1">u</text:span><text:span text:style-name="T1">b</text:span><text:span text:style-name="T2"> </text:span><text:span text:style-name="T2">g</text:span><text:span text:style-name="T2">o</text:span><text:span text:style-name="T2">, </text:span><text:span text:style-name="T1">s</text:span><text:span text:style-name="T1">u</text:span><text:span text:style-name="T1">b</text:span><text:span text:style-name="T2"> </text:span><text:span text:style-name="T2">k</text:span><text:span text:style-name="T2">u</text:span><text:span text:style-name="T2">) </text:span><text:span text:style-name="T2">{</text:span></text:p>
            <text:p text:style-name="P2"><text:span text:style-name="T2"/></text:p>
            <text:p text:style-name="P2"><text:span text:style-name="T2"><text:tab/></text:span><text:span text:style-name="T1">s</text:span><text:span text:style-name="T1">u</text:span><text:span text:style-name="T1">b</text:span><text:span text:style-name="T2"> </text:span><text:span text:style-name="T2">m</text:span><text:span text:style-name="T2">e</text:span><text:span text:style-name="T2">h</text:span><text:span text:style-name="T2">a</text:span><text:span text:style-name="T2">(</text:span><text:span text:style-name="T1">i</text:span><text:span text:style-name="T1">n</text:span><text:span text:style-name="T1">t</text:span><text:span text:style-name="T2"> </text:span><text:span text:style-name="T2">c</text:span><text:span text:style-name="T2">) </text:span><text:span text:style-name="T2">{</text:span></text:p>
            <text:p text:style-name="P2"><text:span text:style-name="T2"><text:tab/></text:span><text:span text:style-name="T2"><text:tab/></text:span><text:span text:style-name="T2">a </text:span><text:span text:style-name="T2">:</text:span><text:span text:style-name="T2">= </text:span><text:span text:style-name="T2">b </text:span><text:span text:style-name="T2">- </text:span><text:span text:style-name="T2">c</text:span><text:span text:style-name="T2">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</text:span><text:span text:style-name="T1">n</text:span><text:span text:style-name="T1">t</text:span><text:span text:style-name="T2"> </text:span><text:span text:style-name="T2">a </text:span><text:span text:style-name="T2">= </text:span><text:span text:style-name="T2">6 </text:span><text:span text:style-name="T2">+ </text:span><text:span text:style-name="T2">1</text:span><text:span text:style-name="T2">;</text:span></text:p>
            <text:p text:style-name="P2"><text:span text:style-name="T2"><text:tab/></text:span><text:span text:style-name="T2">if </text:span><text:span text:style-name="T2">(</text:span><text:span text:style-name="T2">b </text:span><text:span text:style-name="T2">&lt;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m</text:span><text:span text:style-name="T2">e</text:span><text:span text:style-name="T2">h</text:span><text:span text:style-name="T2">a</text:span><text:span text:style-name="T2">, </text:span><text:span text:style-name="T2">g</text:span><text:span text:style-name="T2">o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if </text:span><text:span text:style-name="T2">(</text:span><text:span text:style-name="T2">b </text:span><text:span text:style-name="T2">&lt; </text:span><text:span text:style-name="T2">6 </text:span><text:span text:style-name="T2">* </text:span><text:span text:style-name="T2">(</text:span><text:span text:style-name="T2">2 </text:span><text:span text:style-name="T2">+ </text:span><text:span text:style-name="T2">1</text:span><text:span text:style-name="T2">)) </text:span><text:span text:style-name="T2">{</text:span></text:p>
            <text:p text:style-name="P2"><text:span text:style-name="T2"><text:tab/></text:span><text:span text:style-name="T2"><text:tab/></text:span><text:span text:style-name="T2">k</text:span><text:span text:style-name="T2">(</text:span><text:span text:style-name="T2">b </text:span><text:span text:style-name="T2">+ </text:span><text:span text:style-name="T2">3 </text:span><text:span text:style-name="T2">* </text:span><text:span text:style-name="T2">(</text:span><text:span text:style-name="T2">2 </text:span><text:span text:style-name="T2">+ </text:span><text:span text:style-name="T2">1</text:span><text:span text:style-name="T2">), </text:span><text:span text:style-name="T2">k</text:span><text:span text:style-name="T2">u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<text:tab/></text:span><text:span text:style-name="T2">} </text:span><text:span text:style-name="T2">e</text:span><text:span text:style-name="T2">l</text:span><text:span text:style-name="T2">s</text:span><text:span text:style-name="T2">e </text:span><text:span text:style-name="T2">{</text:span></text:p>
            <text:p text:style-name="P2"><text:span text:style-name="T2"><text:tab/></text:span><text:span text:style-name="T2"><text:tab/></text:span><text:span text:style-name="T1">i</text:span><text:span text:style-name="T1">n</text:span><text:span text:style-name="T1">t</text:span><text:span text:style-name="T2"> </text:span><text:span text:style-name="T2">b </text:span><text:span text:style-name="T2">= </text:span><text:span text:style-name="T2">6 </text:span><text:span text:style-name="T2">- </text:span><text:span text:style-name="T2">b</text:span></text:p>
            <text:p text:style-name="P2"><text:span text:style-name="T2"><text:tab/></text:span><text:span text:style-name="T2"><text:tab/></text:span><text:span text:style-name="T2">g</text:span><text:span text:style-name="T2">o</text:span><text:span text:style-name="T2">(</text:span><text:span text:style-name="T2">a </text:span><text:span text:style-name="T2">+ </text:span><text:span text:style-name="T2">b</text:span><text:span text:style-name="T2">);</text:span></text:p>
            <text:p text:style-name="P2"><text:span text:style-name="T2"><text:tab/></text:span><text:span text:style-name="T2"><text:tab/></text:span><text:span text:style-name="T2">k</text:span><text:span text:style-name="T2">u</text:span><text:span text:style-name="T2">(</text:span><text:span text:style-name="T2">a </text:span><text:span text:style-name="T2">- </text:span><text:span text:style-name="T2">b</text:span><text:span text:style-name="T2">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  <text:p text:style-name="P2"><text:span text:style-name="T2">}</text:span></text:p>
            <text:p text:style-name="P2"><text:span text:style-name="T2">k</text:span><text:span text:style-name="T2">(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, </text:span><text:span text:style-name="T2">m</text:span><text:span text:style-name="T2">e</text:span><text:span text:style-name="T2">h</text:span><text:span text:style-name="T2">a</text:span><text:span text:style-name="T2">);</text:span></text:p>
            <text:p text:style-name="P2"><text:span text:style-name="T2">p</text:span><text:span text:style-name="T2">ri</text:span><text:span text:style-name="T2">n</text:span><text:span text:style-name="T2">t(</text:span><text:span text:style-name="T2">a</text:span><text:span text:style-name="T2">, </text:span><text:span text:style-name="T2">b</text:span><text:span text:style-name="T2">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frame draw:style-name="gr12" draw:text-style-name="P7" draw:layer="layout" svg:width="7.826cm" svg:height="3.806cm" svg:x="12.744cm" svg:y="7.217cm">
          <draw:text-box>
            <text:p>Inicialmente las variables</text:p>
            <text:p>Globales son declaradas.</text:p>
            <text:p/>
            <text:p>Las clausuras se realizan </text:p>
            <text:p>Al definir las subrutinas</text:p>
          </draw:text-box>
        </draw:frame>
        <draw:frame draw:style-name="gr12" draw:text-style-name="P10" draw:layer="layout" svg:width="14.527cm" svg:height="2.139cm" svg:x="11.67cm" svg:y="3.641cm">
          <draw:text-box>
            <text:p text:style-name="P8"><text:span text:style-name="T3">A</text:span><text:span text:style-name="T3">l</text:span><text:span text:style-name="T3">c</text:span><text:span text:style-name="T3">a</text:span><text:span text:style-name="T3">n</text:span><text:span text:style-name="T3">c</text:span><text:span text:style-name="T3">e</text:span><text:span text:style-name="T3"> </text:span><text:span text:style-name="T3">E</text:span><text:span text:style-name="T3">s</text:span><text:span text:style-name="T3">t</text:span><text:span text:style-name="T3">a</text:span><text:span text:style-name="T3">t</text:span><text:span text:style-name="T3">i</text:span><text:span text:style-name="T3">c</text:span><text:span text:style-name="T3">o</text:span><text:span text:style-name="T3"> </text:span><text:span text:style-name="T3">y</text:span></text:p>
            <text:p text:style-name="P9"><text:span text:style-name="T3">C</text:span><text:span text:style-name="T3">l</text:span><text:span text:style-name="T3">a</text:span><text:span text:style-name="T3">u</text:span><text:span text:style-name="T3">s</text:span><text:span text:style-name="T3">u</text:span><text:span text:style-name="T3">r</text:span><text:span text:style-name="T3">a</text:span><text:span text:style-name="T3"> </text:span><text:span text:style-name="T3">c</text:span><text:span text:style-name="T3">o</text:span><text:span text:style-name="T3">n</text:span><text:span text:style-name="T3"> </text:span><text:span text:style-name="T3">A</text:span><text:span text:style-name="T3">s</text:span><text:span text:style-name="T3">o</text:span><text:span text:style-name="T3">c</text:span><text:span text:style-name="T3">i</text:span><text:span text:style-name="T3">a</text:span><text:span text:style-name="T3">c</text:span><text:span text:style-name="T3">i</text:span><text:span text:style-name="T3">o</text:span><text:span text:style-name="T3">n</text:span><text:span text:style-name="T3"> </text:span><text:span text:style-name="T3">P</text:span><text:span text:style-name="T3">r</text:span><text:span text:style-name="T3">o</text:span><text:span text:style-name="T3">f</text:span><text:span text:style-name="T3">u</text:span><text:span text:style-name="T3">n</text:span><text:span text:style-name="T3">d</text:span><text:span text:style-name="T3">a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12.5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frame draw:style-name="gr16" draw:text-style-name="P13" draw:layer="layout" svg:width="1.171cm" svg:height="0.962cm" svg:x="17.205cm" svg:y="13.335cm">
          <draw:text-box>
            <text:p>k0</text:p>
          </draw:text-box>
        </draw:frame>
        <draw:custom-shape draw:style-name="gr17" draw:text-style-name="P14" draw:layer="layout" svg:width="1.27cm" svg:height="1.035cm" svg:x="25.361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3.435cm" svg:x2="25.361cm" svg:y2="13.435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12.5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frame draw:style-name="gr16" draw:text-style-name="P13" draw:layer="layout" svg:width="1.171cm" svg:height="0.962cm" svg:x="17.205cm" svg:y="13.335cm">
          <draw:text-box>
            <text:p>k0</text:p>
          </draw:text-box>
        </draw:frame>
        <draw:custom-shape draw:style-name="gr17" draw:text-style-name="P14" draw:layer="layout" svg:width="1.27cm" svg:height="1.035cm" svg:x="25.361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3.435cm" svg:x2="25.361cm" svg:y2="13.435cm">
          <text:p/>
        </draw:line>
        <draw:custom-shape draw:style-name="gr19" draw:text-style-name="P1" draw:layer="layout" svg:width="7.62cm" svg:height="1.27cm" svg:x="2.305cm" svg:y="7.32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0" draw:text-style-name="P1" draw:layer="layout" svg:width="6.985cm" svg:height="4.21cm" svg:x="1.27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19" draw:text-style-name="P1" draw:layer="layout" svg:width="7.62cm" svg:height="1.27cm" svg:x="2.54cm" svg:y="8.3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1" draw:text-style-name="P1" draw:layer="layout" svg:width="8.89cm" svg:height="3.81cm" svg:x="0.935cm" svg:y="3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985cm" svg:height="2.68cm" svg:x="17.342cm" svg:y="7.1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2.94cm" svg:x="18.376cm" svg:y="7.16cm">
          <draw:text-box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presentation:notes draw:style-name="dp1">
          <draw:page-thumbnail draw:style-name="gr13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</text:span><text:span text:style-name="T4">g</text:span></text:p>
          <text:p text:style-name="P14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2" draw:text-style-name="P1" draw:layer="layout" svg:width="6.985cm" svg:height="3.18cm" svg:x="17.342cm" svg:y="6.6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23" draw:text-style-name="P1" draw:layer="layout" svg:width="5.08cm" svg:height="2.54cm" svg:x="1.905cm" svg:y="9.52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25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05cm" svg:height="0.635cm" svg:x="19.685cm" svg:y="8.6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25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05cm" svg:height="0.635cm" svg:x="19.685cm" svg:y="10.8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25" draw:text-style-name="P1" draw:layer="layout" svg:width="2.54cm" svg:height="0.635cm" svg:x="3.375cm" svg:y="10.69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345cm" svg:height="0.635cm" svg:x="19.785cm" svg:y="14.0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xml:id="id2" draw:id="id2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28" draw:text-style-name="P1" draw:layer="layout" svg:width="4.645cm" svg:height="1.915cm" svg:x="1.27cm" svg:y="1.6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1" draw:id="id1" draw:layer="layout" svg:width="6.985cm" svg:height="1.895cm" svg:x="17.342cm" svg:y="4.44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.205cm" svg:height="0.962cm" svg:x="17.453cm" svg:y="4.845cm">
          <draw:text-box>
            <text:p>go</text:p>
          </draw:text-box>
        </draw:frame>
        <draw:frame draw:style-name="gr30" draw:text-style-name="P12" draw:layer="layout" svg:width="5.754cm" svg:height="1.284cm" svg:x="18.376cm" svg:y="4.861cm">
          <draw:text-box>
            <text:p><text:span text:style-name="T4">17</text:span><text:span text:style-name="T4"><text:tab/></text:span><text:span text:style-name="T4">b(global) = 3+-8= -5</text:span></text:p>
            <text:p><text:span text:style-name="T4">16</text:span><text:span text:style-name="T4"><text:tab/></text:span><text:span text:style-name="T4">c: 7+-15=-8</text:span><text:span text:style-name="T4"><text:tab/></text:span></text:p>
          </draw:text-box>
        </draw:frame>
        <draw:connector draw:style-name="gr31" draw:text-style-name="P1" draw:layer="layout" svg:x1="17.342cm" svg:y1="5.392cm" svg:x2="16.51cm" svg:y2="13.802cm" draw:start-shape="id1" draw:start-glue-point="3" draw:end-shape="id2" draw:end-glue-point="1" svg:d="M17342 5392h-502v4277h170v4133h-500" svg:viewBox="0 0 833 8411">
          <text:p/>
        </draw:connector>
        <presentation:notes draw:style-name="dp1">
          <draw:page-thumbnail draw:style-name="gr13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32" draw:text-style-name="P1" draw:layer="layout" svg:width="2.045cm" svg:height="0.735cm" svg:x="3.77cm" svg:y="10.69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32" draw:text-style-name="P1" draw:layer="layout" svg:width="2.045cm" svg:height="0.735cm" svg:x="3.77cm" svg:y="11.1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54cm" svg:height="0.635cm" svg:x="19.685cm" svg:y="8.1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2"><text:span text:style-name="T1">int</text:span><text:span text:style-name="T2"> a = 2 + 1, b = 1;</text:span></text:p>
            <text:p text:style-name="P2"><text:span text:style-name="T2"/></text:p>
            <text:p text:style-name="P2"><text:span text:style-name="T1">sub</text:span><text:span text:style-name="T2"> meha(</text:span><text:span text:style-name="T1">int</text:span><text:span text:style-name="T2"> c) <text:s/>{</text:span></text:p>
            <text:p text:style-name="P2"><text:span text:style-name="T2"><text:tab/></text:span><text:span text:style-name="T2">b := a + c;</text:span></text:p>
            <text:p text:style-name="P2"><text:span text:style-name="T2">}</text:span></text:p>
            <text:p text:style-name="P2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2"><text:span text:style-name="T2"/></text:p>
            <text:p text:style-name="P2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2"><text:span text:style-name="T2"><text:tab/></text:span><text:span text:style-name="T2"><text:tab/></text:span><text:span text:style-name="T2">a := b - c;</text:span></text:p>
            <text:p text:style-name="P2"><text:span text:style-name="T2"><text:tab/></text:span><text:span text:style-name="T2">}</text:span></text:p>
            <text:p text:style-name="P2"><text:span text:style-name="T1"/></text:p>
            <text:p text:style-name="P2"><text:span text:style-name="T1"><text:tab/></text:span><text:span text:style-name="T1">int</text:span><text:span text:style-name="T2"> a = 6 + 1;</text:span></text:p>
            <text:p text:style-name="P2"><text:span text:style-name="T2"><text:tab/></text:span><text:span text:style-name="T2">if (b &lt; 3 * (2 + 1)) {</text:span></text:p>
            <text:p text:style-name="P2"><text:span text:style-name="T2"><text:tab/></text:span><text:span text:style-name="T2"><text:tab/></text:span><text:span text:style-name="T2">k(b + 3 * (2 + 1), meha, go);</text:span></text:p>
            <text:p text:style-name="P2"><text:span text:style-name="T2"><text:tab/></text:span><text:span text:style-name="T2">} else if (b &lt; 6 * (2 + 1)) {</text:span></text:p>
            <text:p text:style-name="P2"><text:span text:style-name="T2"><text:tab/></text:span><text:span text:style-name="T2"><text:tab/></text:span><text:span text:style-name="T2">k(b + 3 * (2 + 1), ku, meha);</text:span></text:p>
            <text:p text:style-name="P2"><text:span text:style-name="T2"><text:tab/></text:span><text:span text:style-name="T2">} else {</text:span></text:p>
            <text:p text:style-name="P2"><text:span text:style-name="T2"><text:tab/></text:span><text:span text:style-name="T2"><text:tab/></text:span><text:span text:style-name="T1">int</text:span><text:span text:style-name="T2"> b = 6 - b</text:span></text:p>
            <text:p text:style-name="P2"><text:span text:style-name="T2"><text:tab/></text:span><text:span text:style-name="T2"><text:tab/></text:span><text:span text:style-name="T2">go(a + b);</text:span></text:p>
            <text:p text:style-name="P2"><text:span text:style-name="T2"><text:tab/></text:span><text:span text:style-name="T2"><text:tab/></text:span><text:span text:style-name="T2">ku(a - b);</text:span></text:p>
            <text:p text:style-name="P2"><text:span text:style-name="T2"><text:tab/></text:span><text:span text:style-name="T2">}</text:span></text:p>
            <text:p text:style-name="P2"><text:span text:style-name="T2"><text:tab/></text:span><text:span text:style-name="T2">print(a, b)</text:span></text:p>
            <text:p text:style-name="P2"><text:span text:style-name="T2">}</text:span></text:p>
            <text:p text:style-name="P2"><text:span text:style-name="T2">k(a, meha, meha);</text:span></text:p>
            <text:p text:style-name="P2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4cm" svg:y="13.335cm">
          <draw:text-box>
            <text:p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1.805cm" svg:height="0.54cm" svg:x="12.8cm" svg:y="12.3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75cm" svg:height="0.54cm" svg:x="12.63cm" svg:y="13.06cm">
          <text:p text:style-name="P5">sub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4.37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635cm" svg:height="0.635cm" svg:x="13.365cm" svg:y="13.67cm">
          <text:p text:style-name="P5">-5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7cm" svg:height="0.635cm" svg:x="15.275cm" svg:y="12.365cm">
          <text:p text:style-name="P5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5" draw:layer="layout" svg:width="1.235cm" svg:height="1.605cm" svg:x="15.275cm" svg:y="13cm">
          <text:p text:style-name="P5">a: 3</text:p>
          <text:p text:style-name="P5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><text:span text:style-name="T4">9</text:span><text:span text:style-name="T4"><text:tab/></text:span><text:span text:style-name="T4">a: 7</text:span></text:p>
            <text:p><text:span text:style-name="T4">8</text:span><text:span text:style-name="T4"><text:tab/></text:span><text:span text:style-name="T4">meha(c): sub</text:span></text:p>
            <text:p><text:span text:style-name="T4">7</text:span><text:span text:style-name="T4"><text:tab/></text:span><text:span text:style-name="T4">ku: go1</text:span></text:p>
            <text:p><text:span text:style-name="T4">6</text:span><text:span text:style-name="T2"><text:tab/></text:span><text:span text:style-name="T2">go: meha3</text:span></text:p>
            <text:p><text:span text:style-name="T2">5 </text:span><text:span text:style-name="T2"><text:tab/></text:span><text:span text:style-name="T2">b:12 </text:span></text:p>
          </draw:text-box>
        </draw:frame>
        <draw:frame draw:style-name="gr16" draw:text-style-name="P13" draw:layer="layout" svg:width="1.171cm" svg:height="0.962cm" svg:x="17.205cm" svg:y="10.635cm">
          <draw:text-box>
            <text:p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><text:span text:style-name="T4">4</text:span><text:span text:style-name="T4"><text:tab/></text:span><text:span text:style-name="T4">a: 7</text:span></text:p>
            <text:p><text:span text:style-name="T4">3</text:span><text:span text:style-name="T4"><text:tab/></text:span><text:span text:style-name="T4">meha(c): sub</text:span></text:p>
            <text:p><text:span text:style-name="T4">2</text:span><text:span text:style-name="T4"><text:tab/></text:span><text:span text:style-name="T4">ku: meha(global)</text:span></text:p>
            <text:p><text:span text:style-name="T4">1</text:span><text:span text:style-name="T2"><text:tab/></text:span><text:span text:style-name="T2">go: meha(global)</text:span></text:p>
            <text:p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171cm" svg:height="0.962cm" svg:x="17.206cm" svg:y="7.935cm">
          <draw:text-box>
            <text:p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><text:span text:style-name="T4">15</text:span><text:span text:style-name="T4"><text:tab/></text:span><text:span text:style-name="T4">b: -15</text:span></text:p>
            <text:p><text:span text:style-name="T4">14</text:span><text:span text:style-name="T4"><text:tab/></text:span><text:span text:style-name="T4">a: 7</text:span></text:p>
            <text:p><text:span text:style-name="T4">13</text:span><text:span text:style-name="T4"><text:tab/></text:span><text:span text:style-name="T4">meha(c): sub</text:span></text:p>
            <text:p><text:span text:style-name="T4">12</text:span><text:span text:style-name="T4"><text:tab/></text:span><text:span text:style-name="T4">ku: meha8</text:span></text:p>
            <text:p><text:span text:style-name="T4">11</text:span><text:span text:style-name="T2"><text:tab/></text:span><text:span text:style-name="T2">go: ku7</text:span></text:p>
            <text:p><text:span text:style-name="T2">10 </text:span><text:span text:style-name="T2"><text:tab/></text:span><text:span text:style-name="T2">b: 21</text:span></text:p>
          </draw:text-box>
        </draw:frame>
        <draw:custom-shape draw:style-name="gr32" draw:text-style-name="P1" draw:layer="layout" svg:width="2.045cm" svg:height="0.735cm" svg:x="3.77cm" svg:y="11.1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4cm" svg:height="0.635cm" svg:x="19.685cm" svg:y="10.35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 text:style-name="P19"><text:span text:style-name="T4">9</text:span><text:span text:style-name="T4"><text:tab/></text:span><text:span text:style-name="T4">a: 7</text:span></text:p>
            <text:p text:style-name="P19"><text:span text:style-name="T4">8</text:span><text:span text:style-name="T4"><text:tab/></text:span><text:span text:style-name="T4">meha(c): sub</text:span></text:p>
            <text:p text:style-name="P19"><text:span text:style-name="T4">7</text:span><text:span text:style-name="T4"><text:tab/></text:span><text:span text:style-name="T4">ku: go1</text:span></text:p>
            <text:p text:style-name="P19"><text:span text:style-name="T4">6</text:span><text:span text:style-name="T2"><text:tab/></text:span><text:span text:style-name="T2">go: meha3</text:span></text:p>
            <text:p text:style-name="P19"><text:span text:style-name="T2">5 </text:span><text:span text:style-name="T2"><text:tab/></text:span><text:span text:style-name="T2">b:12 </text:span></text:p>
          </draw:text-box>
        </draw:frame>
        <draw:frame draw:style-name="gr16" draw:text-style-name="P17" draw:layer="layout" svg:width="1.171cm" svg:height="0.962cm" svg:x="17.205cm" svg:y="10.635cm">
          <draw:text-box>
            <text:p text:style-name="P16">k1</text:p>
          </draw:text-box>
        </draw:frame>
        <draw:custom-shape draw:style-name="gr17" draw:text-style-name="P14" xml:id="id4" draw:id="id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6cm" svg:y="7.935cm">
          <draw:text-box>
            <text:p text:style-name="P16"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 text:style-name="P19"><text:span text:style-name="T4">15</text:span><text:span text:style-name="T4"><text:tab/></text:span><text:span text:style-name="T4">b: -15</text:span></text:p>
            <text:p text:style-name="P19"><text:span text:style-name="T4">14</text:span><text:span text:style-name="T4"><text:tab/></text:span><text:span text:style-name="T4">a: 7</text:span></text:p>
            <text:p text:style-name="P19"><text:span text:style-name="T4">13</text:span><text:span text:style-name="T4"><text:tab/></text:span><text:span text:style-name="T4">meha(c): sub</text:span></text:p>
            <text:p text:style-name="P19"><text:span text:style-name="T4">12</text:span><text:span text:style-name="T4"><text:tab/></text:span><text:span text:style-name="T4">ku: meha8</text:span></text:p>
            <text:p text:style-name="P19"><text:span text:style-name="T4">11</text:span><text:span text:style-name="T2"><text:tab/></text:span><text:span text:style-name="T2">go: ku7</text:span></text:p>
            <text:p text:style-name="P19"><text:span text:style-name="T2">10 </text:span><text:span text:style-name="T2"><text:tab/></text:span><text:span text:style-name="T2">b: 21</text:span></text:p>
          </draw:text-box>
        </draw:frame>
        <draw:custom-shape draw:style-name="gr28" draw:text-style-name="P1" draw:layer="layout" svg:width="4.645cm" svg:height="1.915cm" svg:x="2.07cm" svg:y="4.49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xml:id="id3" draw:id="id3" draw:layer="layout" svg:width="6.985cm" svg:height="1.895cm" svg:x="17.342cm" svg:y="4.445cm">
          <text:p/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.171cm" svg:height="0.962cm" svg:x="17.453cm" svg:y="4.845cm">
          <draw:text-box>
            <text:p text:style-name="P16">ku</text:p>
          </draw:text-box>
        </draw:frame>
        <draw:frame draw:style-name="gr35" draw:text-style-name="P12" draw:layer="layout" svg:width="6.389cm" svg:height="1.673cm" svg:x="18.376cm" svg:y="4.861cm">
          <draw:text-box>
            <text:p text:style-name="P19"><text:span text:style-name="T4">17</text:span><text:span text:style-name="T4"><text:tab/></text:span><text:span text:style-name="T4">a(global) = 12-22= -10</text:span></text:p>
            <text:p text:style-name="P19"><text:span text:style-name="T4">16</text:span><text:span text:style-name="T4"><text:tab/></text:span><text:span text:style-name="T4">c: 7-(-15)=22</text:span><text:span text:style-name="T4"><text:tab/></text:span></text:p>
          </draw:text-box>
        </draw:frame>
        <draw:connector draw:style-name="gr31" draw:text-style-name="P1" draw:layer="layout" svg:x1="24.327cm" svg:y1="5.392cm" svg:x2="26.631cm" svg:y2="10.617cm" draw:start-shape="id3" draw:start-glue-point="1" draw:end-shape="id4" draw:end-glue-point="1" svg:d="M24327 5392h2805v5225h-501" svg:viewBox="0 0 2806 5226">
          <text:p/>
        </draw:connector>
        <presentation:notes draw:style-name="dp1">
          <draw:page-thumbnail draw:style-name="gr13" draw:layer="layout" svg:width="18.624cm" svg:height="10.476cm" svg:x="1.482cm" svg:y="2.123cm" draw:page-number="1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</text:span><text:span text:style-name="T4">g</text:span></text:p>
          <text:p text:style-name="P14"><text:span text:style-name="T4">b: 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 text:style-name="P19"><text:span text:style-name="T4">9</text:span><text:span text:style-name="T4"><text:tab/></text:span><text:span text:style-name="T4">a: 7</text:span></text:p>
            <text:p text:style-name="P19"><text:span text:style-name="T4">8</text:span><text:span text:style-name="T4"><text:tab/></text:span><text:span text:style-name="T4">meha(c): sub</text:span></text:p>
            <text:p text:style-name="P19"><text:span text:style-name="T4">7</text:span><text:span text:style-name="T4"><text:tab/></text:span><text:span text:style-name="T4">ku: go1</text:span></text:p>
            <text:p text:style-name="P19"><text:span text:style-name="T4">6</text:span><text:span text:style-name="T2"><text:tab/></text:span><text:span text:style-name="T2">go: meha3</text:span></text:p>
            <text:p text:style-name="P19"><text:span text:style-name="T2">5 </text:span><text:span text:style-name="T2"><text:tab/></text:span><text:span text:style-name="T2">b:12 </text:span></text:p>
          </draw:text-box>
        </draw:frame>
        <draw:frame draw:style-name="gr16" draw:text-style-name="P17" draw:layer="layout" svg:width="1.171cm" svg:height="0.962cm" svg:x="17.205cm" svg:y="10.635cm">
          <draw:text-box>
            <text:p text:style-name="P16"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</text:span><text:span text:style-name="T4">g </text:span></text:p>
          <text:p text:style-name="P14"><text:span text:style-name="T4">b: </text:span><text:span text:style-name="T4">1</text:span><text:span text:style-name="T4">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24" draw:text-style-name="P1" draw:layer="layout" svg:width="6.985cm" svg:height="3.49cm" svg:x="17.342cm" svg:y="6.35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6cm" svg:y="7.935cm">
          <draw:text-box>
            <text:p text:style-name="P16"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3.257cm" svg:x="18.376cm" svg:y="6.66cm">
          <draw:text-box>
            <text:p text:style-name="P19"><text:span text:style-name="T4">15</text:span><text:span text:style-name="T4"><text:tab/></text:span><text:span text:style-name="T4">b: -15</text:span></text:p>
            <text:p text:style-name="P19"><text:span text:style-name="T4">14</text:span><text:span text:style-name="T4"><text:tab/></text:span><text:span text:style-name="T4">a: 7</text:span></text:p>
            <text:p text:style-name="P19"><text:span text:style-name="T4">13</text:span><text:span text:style-name="T4"><text:tab/></text:span><text:span text:style-name="T4">meha(c): sub</text:span></text:p>
            <text:p text:style-name="P19"><text:span text:style-name="T4">12</text:span><text:span text:style-name="T4"><text:tab/></text:span><text:span text:style-name="T4">ku: meha8</text:span></text:p>
            <text:p text:style-name="P19"><text:span text:style-name="T4">11</text:span><text:span text:style-name="T2"><text:tab/></text:span><text:span text:style-name="T2">go: ku7</text:span></text:p>
            <text:p text:style-name="P19"><text:span text:style-name="T2">10 </text:span><text:span text:style-name="T2"><text:tab/></text:span><text:span text:style-name="T2">b: 21</text:span></text:p>
          </draw:text-box>
        </draw:frame>
        <draw:custom-shape draw:style-name="gr25" draw:text-style-name="P1" draw:layer="layout" svg:width="2.54cm" svg:height="0.635cm" svg:x="3.61cm" svg:y="11.2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 text:style-name="P19"><text:span text:style-name="T4">9</text:span><text:span text:style-name="T4"><text:tab/></text:span><text:span text:style-name="T4">a: 7</text:span></text:p>
            <text:p text:style-name="P19"><text:span text:style-name="T4">8</text:span><text:span text:style-name="T4"><text:tab/></text:span><text:span text:style-name="T4">meha(c): sub</text:span></text:p>
            <text:p text:style-name="P19"><text:span text:style-name="T4">7</text:span><text:span text:style-name="T4"><text:tab/></text:span><text:span text:style-name="T4">ku: go1</text:span></text:p>
            <text:p text:style-name="P19"><text:span text:style-name="T4">6</text:span><text:span text:style-name="T2"><text:tab/></text:span><text:span text:style-name="T2">go: meha3</text:span></text:p>
            <text:p text:style-name="P19"><text:span text:style-name="T2">5 </text:span><text:span text:style-name="T2"><text:tab/></text:span><text:span text:style-name="T2">b:12 </text:span></text:p>
          </draw:text-box>
        </draw:frame>
        <draw:frame draw:style-name="gr16" draw:text-style-name="P17" draw:layer="layout" svg:width="1.171cm" svg:height="0.962cm" svg:x="17.205cm" svg:y="10.635cm">
          <draw:text-box>
            <text:p text:style-name="P16"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14" draw:text-style-name="P1" draw:layer="layout" svg:width="6.985cm" svg:height="2.68cm" svg:x="17.342cm" svg:y="7.1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6cm" svg:y="7.935cm">
          <draw:text-box>
            <text:p text:style-name="P16">k2</text:p>
          </draw:text-box>
        </draw:frame>
        <draw:custom-shape draw:style-name="gr17" draw:text-style-name="P14" draw:layer="layout" svg:width="1.27cm" svg:height="1.035cm" svg:x="25.362cm" svg:y="7.4cm">
          <text:p text:style-name="P14"><text:span text:style-name="T4">a:g </text:span></text:p>
          <text:p text:style-name="P14"><text:span text:style-name="T4">b: 21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7cm" svg:y1="8.035cm" svg:x2="25.362cm" svg:y2="8.035cm">
          <text:p/>
        </draw:line>
        <draw:frame draw:style-name="gr15" draw:text-style-name="P12" draw:layer="layout" svg:width="5.48cm" svg:height="2.94cm" svg:x="18.376cm" svg:y="7.16cm">
          <draw:text-box>
            <text:p text:style-name="P19"><text:span text:style-name="T4">14</text:span><text:span text:style-name="T4"><text:tab/></text:span><text:span text:style-name="T4">a: 7</text:span></text:p>
            <text:p text:style-name="P19"><text:span text:style-name="T4">13</text:span><text:span text:style-name="T4"><text:tab/></text:span><text:span text:style-name="T4">meha(c): sub</text:span></text:p>
            <text:p text:style-name="P19"><text:span text:style-name="T4">12</text:span><text:span text:style-name="T4"><text:tab/></text:span><text:span text:style-name="T4">ku: meha8</text:span></text:p>
            <text:p text:style-name="P19"><text:span text:style-name="T4">11</text:span><text:span text:style-name="T2"><text:tab/></text:span><text:span text:style-name="T2">go: ku7</text:span></text:p>
            <text:p text:style-name="P19"><text:span text:style-name="T2">10 </text:span><text:span text:style-name="T2"><text:tab/></text:span><text:span text:style-name="T2">b: 21</text:span></text:p>
          </draw:text-box>
        </draw:frame>
        <draw:custom-shape draw:style-name="gr36" draw:text-style-name="P1" draw:layer="layout" svg:width="2.91cm" svg:height="0.635cm" svg:x="2.105cm" svg:y="12.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1.673cm" svg:x="12.065cm" svg:y="3.175cm">
          <draw:text-box>
            <text:p>7 <text:s text:c="2"/>21</text:p>
            <text:p/>
          </draw:text-box>
        </draw:frame>
        <presentation:notes draw:style-name="dp1">
          <draw:page-thumbnail draw:style-name="gr13" draw:layer="layout" svg:width="18.624cm" svg:height="10.476cm" svg:x="1.482cm" svg:y="2.123cm" draw:page-number="1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 text:style-name="P19"><text:span text:style-name="T4">9</text:span><text:span text:style-name="T4"><text:tab/></text:span><text:span text:style-name="T4">a: 7</text:span></text:p>
            <text:p text:style-name="P19"><text:span text:style-name="T4">8</text:span><text:span text:style-name="T4"><text:tab/></text:span><text:span text:style-name="T4">meha(c): sub</text:span></text:p>
            <text:p text:style-name="P19"><text:span text:style-name="T4">7</text:span><text:span text:style-name="T4"><text:tab/></text:span><text:span text:style-name="T4">ku: go1</text:span></text:p>
            <text:p text:style-name="P19"><text:span text:style-name="T4">6</text:span><text:span text:style-name="T2"><text:tab/></text:span><text:span text:style-name="T2">go: meha3</text:span></text:p>
            <text:p text:style-name="P19"><text:span text:style-name="T2">5 </text:span><text:span text:style-name="T2"><text:tab/></text:span><text:span text:style-name="T2">b:12 </text:span></text:p>
          </draw:text-box>
        </draw:frame>
        <draw:frame draw:style-name="gr16" draw:text-style-name="P17" draw:layer="layout" svg:width="1.171cm" svg:height="0.962cm" svg:x="17.205cm" svg:y="10.635cm">
          <draw:text-box>
            <text:p text:style-name="P16"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38" draw:text-style-name="P1" draw:layer="layout" svg:width="7.92cm" svg:height="1.37cm" svg:x="1.905cm" svg:y="8.35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1.673cm" svg:x="12.065cm" svg:y="3.175cm">
          <draw:text-box>
            <text:p>7 <text:s text:c="2"/>21</text:p>
            <text:p/>
          </draw:text-box>
        </draw:frame>
        <presentation:notes draw:style-name="dp1">
          <draw:page-thumbnail draw:style-name="gr13" draw:layer="layout" svg:width="18.624cm" svg:height="10.476cm" svg:x="1.482cm" svg:y="2.123cm" draw:page-number="1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14" draw:text-style-name="P1" draw:layer="layout" svg:width="6.985cm" svg:height="2.68cm" svg:x="17.341cm" svg:y="9.86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5.48cm" svg:height="2.94cm" svg:x="18.376cm" svg:y="9.86cm">
          <draw:text-box>
            <text:p text:style-name="P19"><text:span text:style-name="T4">9</text:span><text:span text:style-name="T4"><text:tab/></text:span><text:span text:style-name="T4">a: 7</text:span></text:p>
            <text:p text:style-name="P19"><text:span text:style-name="T4">8</text:span><text:span text:style-name="T4"><text:tab/></text:span><text:span text:style-name="T4">meha(c): sub</text:span></text:p>
            <text:p text:style-name="P19"><text:span text:style-name="T4">7</text:span><text:span text:style-name="T4"><text:tab/></text:span><text:span text:style-name="T4">ku: go1</text:span></text:p>
            <text:p text:style-name="P19"><text:span text:style-name="T4">6</text:span><text:span text:style-name="T2"><text:tab/></text:span><text:span text:style-name="T2">go: meha3</text:span></text:p>
            <text:p text:style-name="P19"><text:span text:style-name="T2">5 </text:span><text:span text:style-name="T2"><text:tab/></text:span><text:span text:style-name="T2">b:12 </text:span></text:p>
          </draw:text-box>
        </draw:frame>
        <draw:frame draw:style-name="gr16" draw:text-style-name="P17" draw:layer="layout" svg:width="1.171cm" svg:height="0.962cm" svg:x="17.205cm" svg:y="10.635cm">
          <draw:text-box>
            <text:p text:style-name="P16">k1</text:p>
          </draw:text-box>
        </draw:frame>
        <draw:custom-shape draw:style-name="gr17" draw:text-style-name="P14" draw:layer="layout" svg:width="1.27cm" svg:height="1.035cm" svg:x="25.361cm" svg:y="10.1cm">
          <text:p text:style-name="P14"><text:span text:style-name="T4">a:g </text:span></text:p>
          <text:p text:style-name="P14"><text:span text:style-name="T4">b: 12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6cm" svg:y1="10.735cm" svg:x2="25.361cm" svg:y2="10.7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1.673cm" svg:x="12.065cm" svg:y="3.175cm">
          <draw:text-box>
            <text:p>7 <text:s text:c="2"/>21</text:p>
            <text:p>7 <text:s text:c="2"/>12</text:p>
          </draw:text-box>
        </draw:frame>
        <draw:custom-shape draw:style-name="gr39" draw:text-style-name="P1" draw:layer="layout" svg:width="3.175cm" svg:height="1.27cm" svg:x="1.905cm" svg:y="12.06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1.673cm" svg:x="12.065cm" svg:y="3.175cm">
          <draw:text-box>
            <text:p>7 <text:s text:c="2"/>21</text:p>
            <text:p>7 <text:s text:c="2"/>12</text:p>
          </draw:text-box>
        </draw:frame>
        <draw:custom-shape draw:style-name="gr40" draw:text-style-name="P1" draw:layer="layout" svg:width="8.255cm" svg:height="1.27cm" svg:x="1.905cm" svg:y="7.36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2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14" draw:text-style-name="P1" draw:layer="layout" svg:width="6.985cm" svg:height="2.68cm" svg:x="17.34cm" svg:y="12.56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171cm" svg:height="0.962cm" svg:x="17.204cm" svg:y="13.335cm">
          <draw:text-box>
            <text:p text:style-name="P16">k0</text:p>
          </draw:text-box>
        </draw:frame>
        <draw:custom-shape draw:style-name="gr17" draw:text-style-name="P14" draw:layer="layout" svg:width="1.27cm" svg:height="1.035cm" svg:x="25.36cm" svg:y="12.8cm">
          <text:p text:style-name="P14"><text:span text:style-name="T4">a: g</text:span></text:p>
          <text:p text:style-name="P14"><text:span text:style-name="T4">b: 3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225cm" svg:y1="13.435cm" svg:x2="25.36cm" svg:y2="13.435cm">
          <text:p/>
        </draw:lin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frame draw:style-name="gr15" draw:text-style-name="P12" draw:layer="layout" svg:width="5.95cm" svg:height="2.94cm" svg:x="18.376cm" svg:y="12.56cm">
          <draw:text-box>
            <text:p text:style-name="P19"><text:span text:style-name="T4">4</text:span><text:span text:style-name="T4"><text:tab/></text:span><text:span text:style-name="T4">a: 7</text:span></text:p>
            <text:p text:style-name="P19"><text:span text:style-name="T4">3</text:span><text:span text:style-name="T4"><text:tab/></text:span><text:span text:style-name="T4">meha(c): sub</text:span></text:p>
            <text:p text:style-name="P19"><text:span text:style-name="T4">2</text:span><text:span text:style-name="T4"><text:tab/></text:span><text:span text:style-name="T4">ku: meha(global)</text:span></text:p>
            <text:p text:style-name="P19"><text:span text:style-name="T4">1</text:span><text:span text:style-name="T2"><text:tab/></text:span><text:span text:style-name="T2">go: meha(global)</text:span></text:p>
            <text:p text:style-name="P19"><text:span text:style-name="T2">0 </text:span><text:span text:style-name="T2"><text:tab/></text:span><text:span text:style-name="T2">b: 3</text:span></text:p>
          </draw:text-box>
        </draw:fram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2.384cm" svg:x="12.065cm" svg:y="3.175cm">
          <draw:text-box>
            <text:p>7 <text:s text:c="2"/>21</text:p>
            <text:p>7 <text:s text:c="2"/>12</text:p>
            <text:p>7 <text:s text:c="3"/>3</text:p>
          </draw:text-box>
        </draw:frame>
        <draw:custom-shape draw:style-name="gr41" draw:text-style-name="P1" draw:layer="layout" svg:width="2.54cm" svg:height="1.27cm" svg:x="2.24cm" svg:y="12.06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21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09cm" svg:height="2.384cm" svg:x="12.065cm" svg:y="3.175cm">
          <draw:text-box>
            <text:p>7 <text:s text:c="2"/>21</text:p>
            <text:p>7 <text:s text:c="2"/>12</text:p>
            <text:p>7 <text:s text:c="3"/>3</text:p>
          </draw:text-box>
        </draw:frame>
        <draw:custom-shape draw:style-name="gr42" draw:text-style-name="P1" draw:layer="layout" svg:width="4.445cm" svg:height="0.635cm" svg:x="1.07cm" svg:y="13.4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2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g>
          <draw:custom-shape draw:style-name="gr2" draw:text-style-name="P4" draw:layer="layout" svg:width="4.445cm" svg:height="3.61cm" svg:x="10.395cm" svg:y="11.46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54cm" svg:height="0.635cm" svg:x="11.23cm" svg:y="11.525cm">
            <text:p text:style-name="P5">Global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3.69cm">
            <text:p text:style-name="P5">b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4.39cm">
            <text:p text:style-name="P5">a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905cm" svg:height="0.635cm" svg:x="10.53cm" svg:y="12.99cm">
            <text:p text:style-name="P5">meha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635cm" svg:height="0.635cm" svg:x="10.63cm" svg:y="12.29cm">
            <text:p text:style-name="P5">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.805cm" svg:height="0.54cm" svg:x="12.8cm" svg:y="12.3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.975cm" svg:height="0.54cm" svg:x="12.63cm" svg:y="13.06cm">
          <text:p text:style-name="P18">sub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24cm" svg:height="0.635cm" svg:x="13.365cm" svg:y="14.37cm">
          <text:p text:style-name="P18">-10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0.635cm" svg:height="0.635cm" svg:x="13.365cm" svg:y="13.67cm">
          <text:p text:style-name="P18">-5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.27cm" svg:height="0.635cm" svg:x="15.275cm" svg:y="12.365cm">
          <text:p text:style-name="P18">a: 3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605cm" svg:y1="12.7cm" svg:x2="15.275cm" svg:y2="12.7cm">
          <text:p/>
        </draw:line>
        <draw:custom-shape draw:style-name="gr10" draw:text-style-name="P18" draw:layer="layout" svg:width="1.235cm" svg:height="1.605cm" svg:x="15.275cm" svg:y="13cm">
          <text:p text:style-name="P18">a: 3</text:p>
          <text:p text:style-name="P18">b: 1 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4.605cm" svg:y1="13.335cm" svg:x2="15.275cm" svg:y2="13.335cm">
          <text:p/>
        </draw:lin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868cm" svg:height="3.095cm" svg:x="12.365cm" svg:y="3.175cm">
          <draw:text-box>
            <text:p>7 <text:s text:c="5"/>21</text:p>
            <text:p>7 <text:s text:c="5"/>12</text:p>
            <text:p>7 <text:s text:c="6"/>3</text:p>
            <text:p>-10 <text:s text:c="2"/>-5 <text:s/></text:p>
          </draw:text-box>
        </draw:frame>
        <draw:custom-shape draw:style-name="gr43" draw:text-style-name="P1" draw:layer="layout" svg:width="2.74cm" svg:height="0.635cm" svg:x="1.07cm" svg:y="14.03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3" draw:layer="layout" svg:width="18.624cm" svg:height="10.476cm" svg:x="1.482cm" svg:y="2.123cm" draw:page-number="2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9.525cm" svg:height="14.605cm" svg:x="0.635cm" svg:y="0.43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9.525cm" svg:height="13.876cm" svg:x="1.27cm" svg:y="0.729cm" presentation:class="subtitle" presentation:user-transformed="true">
          <draw:text-box>
            <text:p text:style-name="P15"><text:span text:style-name="T1">int</text:span><text:span text:style-name="T2"> a = 2 + 1, b = 1;</text:span></text:p>
            <text:p text:style-name="P15"><text:span text:style-name="T2"/></text:p>
            <text:p text:style-name="P15"><text:span text:style-name="T1">sub</text:span><text:span text:style-name="T2"> meha(</text:span><text:span text:style-name="T1">int</text:span><text:span text:style-name="T2"> c) <text:s/>{</text:span></text:p>
            <text:p text:style-name="P15"><text:span text:style-name="T2"><text:tab/></text:span><text:span text:style-name="T2">b := a + c;</text:span></text:p>
            <text:p text:style-name="P15"><text:span text:style-name="T2">}</text:span></text:p>
            <text:p text:style-name="P15"><text:span text:style-name="T1">sub</text:span><text:span text:style-name="T2"> k (</text:span><text:span text:style-name="T1">int</text:span><text:span text:style-name="T2"> b, </text:span><text:span text:style-name="T1">sub</text:span><text:span text:style-name="T2"> go, </text:span><text:span text:style-name="T1">sub</text:span><text:span text:style-name="T2"> ku) {</text:span></text:p>
            <text:p text:style-name="P15"><text:span text:style-name="T2"/></text:p>
            <text:p text:style-name="P15"><text:span text:style-name="T2"><text:tab/></text:span><text:span text:style-name="T1">sub</text:span><text:span text:style-name="T2"> meha(</text:span><text:span text:style-name="T1">int</text:span><text:span text:style-name="T2"> c) {</text:span></text:p>
            <text:p text:style-name="P15"><text:span text:style-name="T2"><text:tab/></text:span><text:span text:style-name="T2"><text:tab/></text:span><text:span text:style-name="T2">a := b - c;</text:span></text:p>
            <text:p text:style-name="P15"><text:span text:style-name="T2"><text:tab/></text:span><text:span text:style-name="T2">}</text:span></text:p>
            <text:p text:style-name="P15"><text:span text:style-name="T1"/></text:p>
            <text:p text:style-name="P15"><text:span text:style-name="T1"><text:tab/></text:span><text:span text:style-name="T1">int</text:span><text:span text:style-name="T2"> a = 6 + 1;</text:span></text:p>
            <text:p text:style-name="P15"><text:span text:style-name="T2"><text:tab/></text:span><text:span text:style-name="T2">if (b &lt; 3 * (2 + 1)) {</text:span></text:p>
            <text:p text:style-name="P15"><text:span text:style-name="T2"><text:tab/></text:span><text:span text:style-name="T2"><text:tab/></text:span><text:span text:style-name="T2">k(b + 3 * (2 + 1), meha, go);</text:span></text:p>
            <text:p text:style-name="P15"><text:span text:style-name="T2"><text:tab/></text:span><text:span text:style-name="T2">} else if (b &lt; 6 * (2 + 1)) {</text:span></text:p>
            <text:p text:style-name="P15"><text:span text:style-name="T2"><text:tab/></text:span><text:span text:style-name="T2"><text:tab/></text:span><text:span text:style-name="T2">k(b + 3 * (2 + 1), ku, meha);</text:span></text:p>
            <text:p text:style-name="P15"><text:span text:style-name="T2"><text:tab/></text:span><text:span text:style-name="T2">} else {</text:span></text:p>
            <text:p text:style-name="P15"><text:span text:style-name="T2"><text:tab/></text:span><text:span text:style-name="T2"><text:tab/></text:span><text:span text:style-name="T1">int</text:span><text:span text:style-name="T2"> b = 6 - b</text:span></text:p>
            <text:p text:style-name="P15"><text:span text:style-name="T2"><text:tab/></text:span><text:span text:style-name="T2"><text:tab/></text:span><text:span text:style-name="T2">go(a + b);</text:span></text:p>
            <text:p text:style-name="P15"><text:span text:style-name="T2"><text:tab/></text:span><text:span text:style-name="T2"><text:tab/></text:span><text:span text:style-name="T2">ku(a - b);</text:span></text:p>
            <text:p text:style-name="P15"><text:span text:style-name="T2"><text:tab/></text:span><text:span text:style-name="T2">}</text:span></text:p>
            <text:p text:style-name="P15"><text:span text:style-name="T2"><text:tab/></text:span><text:span text:style-name="T2">print(a, b)</text:span></text:p>
            <text:p text:style-name="P15"><text:span text:style-name="T2">}</text:span></text:p>
            <text:p text:style-name="P15"><text:span text:style-name="T2">k(a, meha, meha);</text:span></text:p>
            <text:p text:style-name="P15"><text:span text:style-name="T2">print(a, b)</text:span></text:p>
          </draw:text-box>
        </draw:frame>
        <draw:custom-shape draw:style-name="gr37" draw:text-style-name="P1" draw:layer="layout" svg:width="5.08cm" svg:height="4.445cm" svg:x="11.43cm" svg:y="2.54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259cm" svg:height="0.962cm" svg:x="12.786cm" svg:y="1.705cm">
          <draw:text-box>
            <text:p>Salida</text:p>
          </draw:text-box>
        </draw:frame>
        <draw:frame draw:style-name="gr12" draw:text-style-name="P7" draw:layer="layout" svg:width="2.868cm" svg:height="3.095cm" svg:x="12.365cm" svg:y="3.175cm">
          <draw:text-box>
            <text:p>7 <text:s text:c="5"/>21</text:p>
            <text:p>7 <text:s text:c="5"/>12</text:p>
            <text:p>7 <text:s text:c="6"/>3</text:p>
            <text:p>-10 <text:s text:c="2"/>-5 <text:s/></text:p>
          </draw:text-box>
        </draw:frame>
        <draw:frame draw:style-name="gr12" draw:text-style-name="P7" draw:layer="layout" svg:width="3.385cm" svg:height="0.962cm" svg:x="12.065cm" svg:y="10.063cm">
          <draw:text-box>
            <text:p>Finalizado</text:p>
          </draw:text-box>
        </draw:frame>
        <presentation:notes draw:style-name="dp1">
          <draw:page-thumbnail draw:style-name="gr13" draw:layer="layout" svg:width="18.624cm" svg:height="10.476cm" svg:x="1.482cm" svg:y="2.123cm" draw:page-number="2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d4ea6b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2T09:47:33.432711935</meta:creation-date>
    <dc:date>2022-06-12T17:54:08.578606758</dc:date>
    <meta:editing-duration>PT56M24S</meta:editing-duration>
    <meta:editing-cycles>19</meta:editing-cycles>
    <meta:generator>LibreOffice/7.0.4.2$Linux_X86_64 LibreOffice_project/00$Build-2</meta:generator>
    <meta:document-statistic meta:object-count="763"/>
  </office:meta>
</office:document-meta>
</file>